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194b69" officeooo:paragraph-rsid="00194b69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20pt" fo:font-weight="bold" officeooo:rsid="00194b69" officeooo:paragraph-rsid="00194b69" style:font-size-asian="17.5pt" style:font-weight-asian="bold" style:font-size-complex="20pt" style:font-weight-complex="bold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normal" officeooo:rsid="00194b69" officeooo:paragraph-rsid="00194b69" style:font-size-asian="14pt" style:font-weight-asian="normal" style:font-size-complex="16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eeCodeCamp Forms and Tables Notes</text:p>
      <text:p text:style-name="P2"/>
      <text:p text:style-name="P2">1. Working with Forms</text:p>
      <text:p text:style-name="P3">1.1 Forms, Labels, Inputs</text:p>
      <text:p text:style-name="P3">1.2 Different Types Of Buttons <text:s/>and Use cases</text:p>
      <text:p text:style-name="P3">1.3 What is Client-Side Form Validation in HTML Forms</text:p>
      <text:p text:style-name="P3">1.4 Different Form States and their importance</text:p>
      <text:p text:style-name="P3"/>
      <text:p text:style-name="P2">2. Working with Tables</text:p>
      <text:p text:style-name="P3">2.1 HTML Tables</text:p>
      <text:p text:style-name="P3"/>
      <text:p text:style-name="P2">3. Working with HTML Tools</text:p>
      <text:p text:style-name="P3">3.1 HTML Validator and debugging code</text:p>
      <text:p text:style-name="P3">3.2 DOM inspector and DevTools to debug and build projects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3T13:34:34.878559000</meta:creation-date>
    <dc:date>2025-12-13T13:45:46.640668300</dc:date>
    <meta:editing-duration>PT11M13S</meta:editing-duration>
    <meta:editing-cycles>1</meta:editing-cycles>
    <meta:document-statistic meta:table-count="0" meta:image-count="0" meta:object-count="0" meta:page-count="1" meta:paragraph-count="11" meta:word-count="65" meta:character-count="383" meta:non-whitespace-character-count="328"/>
    <meta:generator>LibreOffice/25.2.7.2$Windows_X86_64 LibreOffice_project/5cbfd1ab6520636bb5f7b99185aa69bd7456825d</meta:generator>
  </office:meta>
</office:document-meta>
</file>